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A466C3D4B67B26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03cm, 4.593cm, 3.829cm, 10.38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723cm" svg:y="2.018cm" svg:width="18.828cm" svg:height="10.664cm" draw:z-index="0"><draw:image xlink:href="Pictures/100000000000055600000300A466C3D4B67B26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4:24:32.380000000</meta:creation-date>
    <dc:date>2024-11-17T14:45:07.777000000</dc:date>
    <meta:editing-duration>PT20M36S</meta:editing-duration>
    <meta:editing-cycles>2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